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0af0" officeooo:paragraph-rsid="00000a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) 1 </text:p>
      <text:p text:style-name="P1">2) Line 1</text:p>
      <text:p text:style-name="P1">3) 13</text:p>
      <text:p text:style-name="P1">4) Line 2</text:p>
      <text:p text:style-name="P1">5) by 1</text:p>
      <text:p text:style-name="P1">6) Line 6</text:p>
      <text:p text:style-name="P1"/>
      <text:p text:style-name="P1">7)</text:p>
      <text:p text:style-name="P1"/>
      <text:p text:style-name="P1">sum <text:tab/><text:tab/><text:tab/><text:tab/><text:tab/>i<text:tab/><text:tab/><text:tab/><text:tab/>sum = sum +i </text:p>
      <text:p text:style-name="P1"><text:s text:c="2"/>0 <text:tab/><text:tab/><text:tab/><text:tab/><text:tab/>1<text:tab/><text:tab/><text:tab/><text:tab/><text:tab/>1</text:p>
      <text:p text:style-name="P1"><text:tab/><text:tab/><text:tab/><text:tab/><text:tab/>2<text:tab/><text:tab/><text:tab/><text:tab/><text:tab/>3</text:p>
      <text:p text:style-name="P1"><text:tab/><text:tab/><text:tab/><text:tab/><text:tab/>3<text:tab/><text:tab/><text:tab/><text:tab/><text:tab/>6</text:p>
      <text:p text:style-name="P1"><text:tab/><text:tab/><text:tab/><text:tab/><text:tab/>4<text:tab/><text:tab/><text:tab/><text:tab/><text:tab/>10</text:p>
      <text:p text:style-name="P1"><text:tab/><text:tab/><text:tab/><text:tab/><text:tab/>5<text:tab/><text:tab/><text:tab/><text:tab/><text:tab/>15</text:p>
      <text:p text:style-name="P1"><text:tab/><text:tab/><text:tab/><text:tab/><text:tab/>6<text:tab/><text:tab/><text:tab/><text:tab/><text:tab/>21<text:tab/></text:p>
      <text:p text:style-name="P1"><text:tab/><text:tab/><text:tab/><text:tab/><text:tab/>7<text:tab/><text:tab/><text:tab/><text:tab/><text:tab/>28</text:p>
      <text:p text:style-name="P1"><text:tab/><text:tab/><text:tab/><text:tab/><text:tab/>8<text:tab/><text:tab/><text:tab/><text:tab/><text:tab/>36</text:p>
      <text:p text:style-name="P1"><text:tab/><text:tab/><text:tab/><text:tab/><text:tab/>9<text:tab/><text:tab/><text:tab/><text:tab/><text:tab/>45</text:p>
      <text:p text:style-name="P1"><text:tab/><text:tab/><text:tab/><text:tab/><text:tab/>10<text:tab/><text:tab/><text:tab/><text:tab/><text:tab/>55</text:p>
      <text:p text:style-name="P1"><text:tab/><text:tab/><text:tab/><text:tab/><text:tab/>11<text:tab/><text:tab/><text:tab/><text:tab/><text:tab/>66</text:p>
      <text:p text:style-name="P1"><text:tab/><text:tab/><text:tab/><text:tab/><text:tab/>12<text:tab/><text:tab/><text:tab/><text:tab/><text:tab/>88</text:p>
      <text:p text:style-name="P1"><text:tab/><text:tab/><text:tab/><text:tab/><text:tab/>13<text:tab/><text:tab/><text:tab/><text:tab/><text:tab/>101</text:p>
      <text:p text:style-name="P1"/>
      <text:p text:style-name="P1"/>
      <text:p text:style-name="P1">8) The sum was &lt;space&gt; 101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4:29:33.447627598</meta:creation-date>
    <dc:date>2020-09-21T14:32:40.438487746</dc:date>
    <meta:editing-duration>PT3M8S</meta:editing-duration>
    <meta:editing-cycles>1</meta:editing-cycles>
    <meta:document-statistic meta:table-count="0" meta:image-count="0" meta:object-count="0" meta:page-count="1" meta:paragraph-count="22" meta:word-count="57" meta:character-count="276" meta:non-whitespace-character-count="111"/>
    <meta:generator>LibreOffice/6.4.4.2$Linux_X86_64 LibreOffice_project/40$Build-2</meta:generator>
  </office:meta>
</office:document-meta>
</file>